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80" style:font-name="Monospace" fo:font-size="10pt" style:font-size-asian="10pt"/>
    </style:style>
    <style:style style:name="T4" style:family="text">
      <style:text-properties fo:color="#000080" style:font-name="Monospace" fo:font-size="10pt" fo:font-weight="bold" style:font-size-asian="10pt" style:font-weight-asian="bold"/>
    </style:style>
    <style:style style:name="T5" style:family="text">
      <style:text-properties fo:color="#808080" style:font-name="Monospace" fo:font-size="10pt" style:font-size-asian="10pt"/>
    </style:style>
    <style:style style:name="T6" style:family="text">
      <style:text-properties fo:color="#ff0000" style:font-name="Monospace" fo:font-size="10pt" style:font-size-asian="10pt"/>
    </style:style>
    <style:style style:name="T7" style:family="text">
      <style:text-properties fo:color="#0000ff" style:font-name="Monospace" fo:font-size="10pt" style:font-size-asian="10pt"/>
    </style:style>
    <style:style style:name="T8" style:family="text">
      <style:text-properties fo:color="#008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</text:span><text:span text:style-name="T2"> </text:span><text:span text:style-name="T1">DATABASE</text:span><text:span text:style-name="T2"> </text:span><text:span text:style-name="T3">`quehacemoshoy`</text:span><text:span text:style-name="T2"> </text:span><text:span text:style-name="T5">/*!40100 DEFAULT CHARACTER SET utf8mb4 */</text:span><text:span text:style-name="T6">;</text:span></text:p>
      <text:p text:style-name="Standard"/>
      <text:p text:style-name="P1"><text:span text:style-name="T1">CREATE</text:span><text:span text:style-name="T2"> </text:span><text:span text:style-name="T1">TABLE</text:span><text:span text:style-name="T2"> </text:span><text:span text:style-name="T3">`comentarios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titul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descripcion`</text:span><text:span text:style-name="T2"> </text:span><text:span text:style-name="T4">mediumtex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comentarios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comentarios_FK_1`</text:span><text:span text:style-name="T2"> (</text:span><text:span text:style-name="T3">`id_event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comentarios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comentarios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evento`</text:span><text:span text:style-name="T2">) </text:span><text:span text:style-name="T1">REFERENCES</text:span><text:span text:style-name="T2"> </text:span><text:span text:style-name="T3">`eventos`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DEFAULT</text:span><text:span text:style-name="T2"> CHARSET=utf8mb4;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eventos`</text:span><text:span text:style-name="T2"> (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titul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descripcion`</text:span><text:span text:style-name="T2"> </text:span><text:span text:style-name="T4">mediumtext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lugar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tip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horario`</text:span><text:span text:style-name="T2"> </text:span><text:span text:style-name="T4">datetime</text:span><text:span text:style-name="T2">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coste`</text:span><text:span text:style-name="T2"> </text:span><text:span text:style-name="T4">decimal</text:span><text:span text:style-name="T2">(</text:span><text:span text:style-name="T7">10</text:span><text:span text:style-name="T2">,</text:span><text:span text:style-name="T7">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`</text:span><text:span text:style-name="T2"> </text:span><text:span text:style-name="T4">bigint</text:span><text:span text:style-name="T2">(</text:span><text:span text:style-name="T7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hora`</text:span><text:span text:style-name="T2"> </text:span><text:span text:style-name="T4">varchar</text:span><text:span text:style-name="T2">(</text:span><text:span text:style-name="T7">255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s`</text:span><text:span text:style-name="T2"> </text:span><text:span text:style-name="T4">bigint</text:span><text:span text:style-name="T2">(</text:span><text:span text:style-name="T7">2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15424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CREATE TABLE `guardar_evento` (</text:span></text:p>
      <text:p text:style-name="Standard"><text:span text:style-name="T2"><text:s text:c="2"/>`id_usuario` int(11) NOT NULL,</text:span></text:p>
      <text:p text:style-name="Standard"><text:span text:style-name="T2"><text:s text:c="2"/>`id_evento` int(11) NOT NULL,</text:span></text:p>
      <text:p text:style-name="Standard"><text:span text:style-name="T2"><text:s text:c="2"/>KEY `guardar_evento_FK` (`id_usuario`),</text:span></text:p>
      <text:p text:style-name="Standard"><text:span text:style-name="T2"><text:s text:c="2"/>KEY `guardar_evento_FK_1` (`id_evento`),</text:span></text:p>
      <text:p text:style-name="Standard"><text:span text:style-name="T2"><text:s text:c="2"/>CONSTRAINT `guardar_evento_FK` FOREIGN KEY (`id_usuario`) REFERENCES `usuario` (`id_usuario`),</text:span></text:p>
      <text:p text:style-name="Standard"><text:span text:style-name="T2"><text:s text:c="2"/>CONSTRAINT `guardar_evento_FK_1` FOREIGN KEY (`id_evento`) REFERENCES `eventos` (`id_evento`)</text:span></text:p>
      <text:p text:style-name="Standard"><text:span text:style-name="T2">) ENGINE=InnoDB DEFAULT CHARSET=utf8mb4;</text:span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role`</text:span><text:span text:style-name="T2"> (</text:span></text:p>
      <text:p text:style-name="P1"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role_nam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3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6"/></text:p>
      <text:p text:style-name="Standard"><text:span text:style-name="T6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usuario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1"><text:span text:style-name="T2"><text:s text:c="2"/></text:span><text:span text:style-name="T3">`nombr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apellidos`</text:span><text:span text:style-name="T2"> </text:span><text:span text:style-name="T4">varchar</text:span><text:span text:style-name="T2">(</text:span><text:span text:style-name="T7">100</text:span><text:span text:style-name="T2">) </text:span><text:span text:style-name="T1">DEFAUL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email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username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password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activo`</text:span><text:span text:style-name="T2"> </text:span><text:span text:style-name="T4">varchar</text:span><text:span text:style-name="T2">(</text:span><text:span text:style-name="T7">100</text:span><text:span text:style-name="T2">) </text:span><text:span text:style-name="T1">NOT</text:span><text:span text:style-name="T2"> </text:span><text:span text:style-name="T1">NULL</text:span><text:span text:style-name="T2"> </text:span><text:span text:style-name="T1">DEFAULT</text:span><text:span text:style-name="T2"> </text:span><text:span text:style-name="T8">'1'</text:span><text:span text:style-name="T2">,</text:span></text:p>
      <text:p text:style-name="P1"><text:soft-page-break/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DEFAULT</text:span><text:span text:style-name="T2"> </text:span><text:span text:style-name="T7">2</text:span><text:span text:style-name="T2">,</text:span></text:p>
      <text:p text:style-name="P1"><text:span text:style-name="T2"><text:s text:c="2"/></text:span><text:span text:style-name="T1">PRIMARY</text:span><text:span text:style-name="T2"> </text:span><text:span text:style-name="T1">KEY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FKcmpcgr4ktfxpk3p8cjag7xces`</text:span><text:span text:style-name="T2"> (</text:span><text:span text:style-name="T3">`id_role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FKcmpcgr4ktfxpk3p8cjag7xces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role`</text:span><text:span text:style-name="T2">) </text:span><text:span text:style-name="T1">REFERENCES</text:span><text:span text:style-name="T2"> </text:span><text:span text:style-name="T3">`role`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AUTO_INCREMENT</text:span><text:span text:style-name="T2">=</text:span><text:span text:style-name="T7">23553</text:span><text:span text:style-name="T2">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usuario_role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role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usuario_role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usuario_role_FK_1`</text:span><text:span text:style-name="T2"> (</text:span><text:span text:style-name="T3">`id_role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usuario_role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usuario_role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role`</text:span><text:span text:style-name="T2">) </text:span><text:span text:style-name="T1">REFERENCES</text:span><text:span text:style-name="T2"> </text:span><text:span text:style-name="T3">`role`</text:span><text:span text:style-name="T2"> (</text:span><text:span text:style-name="T3">`id_role`</text:span><text:span text:style-name="T2">)</text:span></text:p>
      <text:p text:style-name="Standard"><text:span text:style-name="T2">) ENGINE=InnoDB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>CREATE</text:span><text:span text:style-name="T2"> </text:span><text:span text:style-name="T1">TABLE</text:span><text:span text:style-name="T2"> </text:span><text:span text:style-name="T3">`valoracion`</text:span><text:span text:style-name="T2"> (</text:span></text:p>
      <text:p text:style-name="P1"><text:span text:style-name="T2"><text:s text:c="2"/></text:span><text:span text:style-name="T3">`id_usuari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id_evento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fecha`</text:span><text:span text:style-name="T2"> </text:span><text:span text:style-name="T4">date</text:span><text:span text:style-name="T2">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3">`puntuacion`</text:span><text:span text:style-name="T2"> </text:span><text:span text:style-name="T4">int</text:span><text:span text:style-name="T2">(</text:span><text:span text:style-name="T7">11</text:span><text:span text:style-name="T2">) </text:span><text:span text:style-name="T1">NOT</text:span><text:span text:style-name="T2"> </text:span><text:span text:style-name="T1">NULL</text:span><text:span text:style-name="T2">,</text:span></text:p>
      <text:p text:style-name="P1"><text:span text:style-name="T2"><text:s text:c="2"/></text:span><text:span text:style-name="T1">KEY</text:span><text:span text:style-name="T2"> </text:span><text:span text:style-name="T3">`valoracion_FK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KEY</text:span><text:span text:style-name="T2"> </text:span><text:span text:style-name="T3">`valoracion_FK_1`</text:span><text:span text:style-name="T2"> (</text:span><text:span text:style-name="T3">`id_event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valoracion_FK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usuario`</text:span><text:span text:style-name="T2">) </text:span><text:span text:style-name="T1">REFERENCES</text:span><text:span text:style-name="T2"> </text:span><text:span text:style-name="T3">`usuario`</text:span><text:span text:style-name="T2"> (</text:span><text:span text:style-name="T3">`id_usuario`</text:span><text:span text:style-name="T2">),</text:span></text:p>
      <text:p text:style-name="P1"><text:span text:style-name="T2"><text:s text:c="2"/></text:span><text:span text:style-name="T1">CONSTRAINT</text:span><text:span text:style-name="T2"> </text:span><text:span text:style-name="T3">`valoracion_FK_1`</text:span><text:span text:style-name="T2"> </text:span><text:span text:style-name="T1">FOREIGN</text:span><text:span text:style-name="T2"> </text:span><text:span text:style-name="T1">KEY</text:span><text:span text:style-name="T2"> (</text:span><text:span text:style-name="T3">`id_evento`</text:span><text:span text:style-name="T2">) </text:span><text:span text:style-name="T1">REFERENCES</text:span><text:span text:style-name="T2"> </text:span><text:span text:style-name="T3">`eventos`</text:span><text:span text:style-name="T2"> (</text:span><text:span text:style-name="T3">`id_evento`</text:span><text:span text:style-name="T2">)</text:span></text:p>
      <text:p text:style-name="Standard"><text:span text:style-name="T2">) ENGINE=InnoDB </text:span><text:span text:style-name="T1">DEFAULT</text:span><text:span text:style-name="T2"> CHARSET=utf8mb4</text:span><text:span text:style-name="T6">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7:50:08.459184913</meta:creation-date>
    <dc:date>2022-05-04T18:24:36.016485228</dc:date>
    <meta:editing-duration>PT8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317" meta:character-count="3019" meta:non-whitespace-character-count="2662"/>
  </office:meta>
</office:document-meta>
</file>